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193b7" officeooo:paragraph-rsid="001193b7"/>
    </style:style>
    <style:style style:name="P2" style:family="paragraph" style:parent-style-name="Standard">
      <style:paragraph-properties fo:text-align="start" style:justify-single-word="false"/>
      <style:text-properties fo:language="lt" fo:country="LT" officeooo:rsid="0012b92a" officeooo:paragraph-rsid="0012b92a"/>
    </style:style>
    <style:style style:name="P3" style:family="paragraph" style:parent-style-name="Standard">
      <style:paragraph-properties fo:text-align="start" style:justify-single-word="false"/>
      <style:text-properties fo:language="lt" fo:country="LT" officeooo:rsid="0016b02e" officeooo:paragraph-rsid="0016b02e"/>
    </style:style>
    <style:style style:name="P4" style:family="paragraph" style:parent-style-name="Standard">
      <style:text-properties fo:language="lt" fo:country="LT" officeooo:rsid="001193b7" officeooo:paragraph-rsid="001193b7"/>
    </style:style>
    <style:style style:name="P5" style:family="paragraph" style:parent-style-name="Standard">
      <style:paragraph-properties fo:text-align="center" style:justify-single-word="false"/>
      <style:text-properties fo:language="lt" fo:country="LT" officeooo:rsid="001193b7" officeooo:paragraph-rsid="001193b7"/>
    </style:style>
    <style:style style:name="P6" style:family="paragraph" style:parent-style-name="Standard" style:list-style-name="L1">
      <style:paragraph-properties fo:text-align="start" style:justify-single-word="false"/>
      <style:text-properties fo:language="lt" fo:country="LT" officeooo:rsid="001193b7" officeooo:paragraph-rsid="001193b7"/>
    </style:style>
    <style:style style:name="P7" style:family="paragraph" style:parent-style-name="Standard">
      <style:paragraph-properties fo:text-align="center" style:justify-single-word="false"/>
      <style:text-properties fo:language="lt" fo:country="LT" officeooo:rsid="0017fe74" officeooo:paragraph-rsid="0017fe74"/>
    </style:style>
    <style:style style:name="P8" style:family="paragraph" style:parent-style-name="Standard" style:list-style-name="L1">
      <style:paragraph-properties fo:text-align="start" style:justify-single-word="false"/>
      <style:text-properties fo:language="lt" fo:country="LT" officeooo:rsid="0012b92a" officeooo:paragraph-rsid="0012b92a"/>
    </style:style>
    <style:style style:name="P9" style:family="paragraph" style:parent-style-name="Standard" style:list-style-name="L1">
      <style:paragraph-properties fo:text-align="start" style:justify-single-word="false"/>
      <style:text-properties fo:language="lt" fo:country="LT" officeooo:rsid="00144406" officeooo:paragraph-rsid="00144406"/>
    </style:style>
    <style:style style:name="P10" style:family="paragraph" style:parent-style-name="Standard" style:list-style-name="L1">
      <style:paragraph-properties fo:text-align="start" style:justify-single-word="false"/>
      <style:text-properties fo:language="lt" fo:country="LT" officeooo:rsid="00149e66" officeooo:paragraph-rsid="00149e66"/>
    </style:style>
    <style:style style:name="P11" style:family="paragraph" style:parent-style-name="Standard" style:list-style-name="L2">
      <style:paragraph-properties fo:text-align="start" style:justify-single-word="false"/>
      <style:text-properties fo:language="lt" fo:country="LT" officeooo:rsid="0016b02e" officeooo:paragraph-rsid="0016b02e"/>
    </style:style>
    <style:style style:name="P12" style:family="paragraph" style:parent-style-name="Standard" style:list-style-name="L1">
      <style:paragraph-properties fo:text-align="start" style:justify-single-word="false"/>
      <style:text-properties officeooo:rsid="001193b7" officeooo:paragraph-rsid="001193b7"/>
    </style:style>
    <style:style style:name="P13" style:family="paragraph" style:parent-style-name="Standard">
      <style:paragraph-properties fo:text-align="center" style:justify-single-word="false"/>
      <style:text-properties fo:font-size="16pt" fo:language="lt" fo:country="LT" officeooo:rsid="001193b7" officeooo:paragraph-rsid="001193b7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4pt" fo:language="lt" fo:country="LT" officeooo:rsid="0017fe74" officeooo:paragraph-rsid="0017fe74" style:font-size-asian="14pt" style:font-size-complex="14pt"/>
    </style:style>
    <style:style style:name="P15" style:family="paragraph" style:parent-style-name="Standard">
      <style:paragraph-properties fo:text-align="center" style:justify-single-word="false"/>
      <style:text-properties fo:font-size="14pt" fo:language="lt" fo:country="LT" officeooo:rsid="001193b7" officeooo:paragraph-rsid="001193b7" style:font-size-asian="14pt" style:font-size-complex="14pt"/>
    </style:style>
    <style:style style:name="P16" style:family="paragraph" style:parent-style-name="Standard" style:master-page-name="">
      <loext:graphic-properties draw:fill="none"/>
      <style:paragraph-properties fo:margin-left="1.101cm" fo:margin-right="0cm" fo:text-align="start" style:justify-single-word="false" fo:text-indent="0cm" style:auto-text-indent="false" style:page-number="auto" fo:background-color="transparent"/>
      <style:text-properties fo:language="lt" fo:country="LT" officeooo:rsid="0014cc8a" officeooo:paragraph-rsid="0012b92a"/>
    </style:style>
    <style:style style:name="P17" style:family="paragraph" style:parent-style-name="Standard" style:master-page-name="">
      <loext:graphic-properties draw:fill="none"/>
      <style:paragraph-properties fo:margin-left="1cm" fo:margin-right="0cm" fo:text-align="start" style:justify-single-word="false" fo:text-indent="0cm" style:auto-text-indent="false" style:page-number="auto" fo:background-color="transparent"/>
      <style:text-properties fo:language="lt" fo:country="LT" officeooo:rsid="0016e413" officeooo:paragraph-rsid="0016b02e"/>
    </style:style>
    <style:style style:name="T1" style:family="text">
      <style:text-properties fo:language="lt" fo:country="LT"/>
    </style:style>
    <style:style style:name="T2" style:family="text">
      <style:text-properties fo:language="lt" fo:country="LT" officeooo:rsid="0012b92a"/>
    </style:style>
    <style:style style:name="T3" style:family="text">
      <style:text-properties fo:language="lt" fo:country="LT" officeooo:rsid="001a05c5"/>
    </style:style>
    <style:style style:name="T4" style:family="text">
      <style:text-properties fo:language="en" fo:country="US" officeooo:rsid="0012b92a"/>
    </style:style>
    <style:style style:name="T5" style:family="text">
      <style:text-properties fo:language="en" fo:country="US" officeooo:rsid="001a05c5"/>
    </style:style>
    <style:style style:name="T6" style:family="text">
      <style:text-properties officeooo:rsid="0014cc8a"/>
    </style:style>
    <style:style style:name="T7" style:family="text">
      <style:text-properties officeooo:rsid="0016b02e"/>
    </style:style>
    <style:style style:name="T8" style:family="text">
      <style:text-properties officeooo:rsid="0016e413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aimonas Beniu<text:span text:style-name="T1">šis </text:span></text:p>
      <text:p text:style-name="P4">Informatika Magistras 1k</text:p>
      <text:p text:style-name="P4"/>
      <text:p text:style-name="P7"/>
      <text:p text:style-name="P14">Dirbtiniai neuroniniai tinklai</text:p>
      <text:p text:style-name="P4"/>
      <text:p text:style-name="P13">1-a alternatyva „Šnekos atpažinimo uždavinys“</text:p>
      <text:p text:style-name="P5"/>
      <text:p text:style-name="P15">Planas</text:p>
      <text:p text:style-name="P5"/>
      <text:list xml:id="list1221210545" text:style-name="L1">
        <text:list-item>
          <text:p text:style-name="P6">Pakartoti gautus rezultatus su esamu kodu.</text:p>
          <text:list>
            <text:list-item>
              <text:p text:style-name="P8">Resursų surūšiavimas</text:p>
            </text:list-item>
            <text:list-item>
              <text:p text:style-name="P12"><text:span text:style-name="T1">Reikiamų paketų </text:span><text:span text:style-name="T2">(TesnsorFlow, Keras, Python3)</text:span><text:span text:style-name="T1"> ir programų diegimas, konfig</text:span><text:span text:style-name="T2">ū</text:span><text:span text:style-name="T1">ravimas.</text:span></text:p>
            </text:list-item>
            <text:list-item>
              <text:p text:style-name="P12"><text:span text:style-name="T2">Skaičiavimo </text:span><text:span text:style-name="T1">resursų pask</text:span><text:span text:style-name="T2">y</text:span><text:span text:style-name="T1">r</text:span><text:span text:style-name="T2">i</text:span><text:span text:style-name="T1">mas </text:span><text:span text:style-name="T2">(</text:span><text:span text:style-name="T3">6</text:span><text:span text:style-name="T2"> GB RAM, </text:span><text:span text:style-name="T3">CPU</text:span><text:span text:style-name="T2"> i5 </text:span><text:span text:style-name="T4">@2.50 GHz</text:span><text:span text:style-name="T5"> arba</text:span><text:span text:style-name="T4"> </text:span><text:span text:style-name="T5">GPU GTX 1050</text:span><text:span text:style-name="T4">)</text:span></text:p>
            </text:list-item>
            <text:list-item>
              <text:p text:style-name="P8">Fiksuotas skaičiavimo laikas (1 valanda), fiksuotas epochų skaičius, <text:span text:style-name="T7">pasiekta paklaidos riba.</text:span></text:p>
            </text:list-item>
          </text:list>
        </text:list-item>
        <text:list-item>
          <text:p text:style-name="P8">Pakeisti programos parametrus ir pakartoti tyrimus</text:p>
          <text:list>
            <text:list-item>
              <text:p text:style-name="P9">Pakeisti aktyvacijos funkcijas:</text:p>
              <text:list>
                <text:list-item>
                  <text:p text:style-name="P9">Leaky ReLU</text:p>
                </text:list-item>
              </text:list>
            </text:list-item>
            <text:list-item>
              <text:p text:style-name="P9">Pakeisti Keras optimizer parametrus:</text:p>
              <text:list>
                <text:list-item>
                  <text:p text:style-name="P9">Naudoti Nesterov tipo gradientinį nusileidimą</text:p>
                </text:list-item>
              </text:list>
            </text:list-item>
          </text:list>
        </text:list-item>
        <text:list-item>
          <text:p text:style-name="P8">Pakeisti programos architektūrą ir pakartoti tyrimus</text:p>
          <text:list>
            <text:list-item>
              <text:p text:style-name="P10">Pakeisti CNN sluoksnių dimensijas</text:p>
            </text:list-item>
            <text:list-item>
              <text:p text:style-name="P10">Pakeisti CNN sluoksnių <text:span text:style-name="T8">tvarką</text:span></text:p>
            </text:list-item>
            <text:list-item>
              <text:p text:style-name="P8">Pabandyti pritaikyti neuro-evoliuciją <text:span text:style-name="T6">(jeigu liks laiko)</text:span></text:p>
            </text:list-item>
          </text:list>
        </text:list-item>
      </text:list>
      <text:p text:style-name="P2"/>
      <text:p text:style-name="P16">Naudojamas duomenų tipas bus Chromatiniai (Chroma) nes, pagal duotą pradinių rezultatų <text:s/>lentelę, jų atpažinimo rezultatai yra prasčiausi. Tokių rezultatų hipotezės:</text:p>
      <text:list xml:id="list4194549317" text:style-name="L2">
        <text:list-item>
          <text:p text:style-name="P11">Duomenys yra sunkiai klasifikuojami (neaiškus formatas)</text:p>
        </text:list-item>
        <text:list-item>
          <text:p text:style-name="P11">Dirbtinis neuroninis tinklas buvo neoptimizuotas tokio tipo duomenims</text:p>
        </text:list-item>
        <text:list-item>
          <text:p text:style-name="P11">CNN tipas tokiems duomenims yra neoptimalus</text:p>
        </text:list-item>
      </text:list>
      <text:p text:style-name="P3"/>
      <text:p text:style-name="P17">Tikimasi, kad hipotezės nepasitvirtins ir pavyks pagerinti rezultatu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SimSun" style:font-family-asian="SimSun" style:font-family-generic-asian="system" style:font-pitch-asian="variable" style:font-size-asian="24pt" style:font-weight-asian="bold" style:font-name-complex="Arial Unicode MS" style:font-family-complex="'Arial Unicode MS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25T17:15:12.965000000</meta:creation-date>
    <dc:date>2018-09-25T19:15:28.071000000</dc:date>
    <meta:editing-duration>PT26M2S</meta:editing-duration>
    <meta:editing-cycles>6</meta:editing-cycles>
    <meta:generator>LibreOffice/6.0.3.2$Windows_X86_64 LibreOffice_project/8f48d515416608e3a835360314dac7e47fd0b821</meta:generator>
    <meta:document-statistic meta:table-count="0" meta:image-count="0" meta:object-count="0" meta:page-count="1" meta:paragraph-count="24" meta:word-count="161" meta:character-count="1215" meta:non-whitespace-character-count="1093"/>
  </office:meta>
</office:document-meta>
</file>